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79cm" svg:height="6.688cm" svg:x="2.861cm" svg:y="2.155cm" svg:viewBox="0 0 4280 6689" svg:d="M2469 3260c1058-24 1793 372 1811 1470 17 1098-925 1786-1811 1917-886 132-1724-27-2325-793-86-130 499-837 582-670 288 613 912 768 1534 762 623-7 1584-336 1371-1146-212-810-990-703-1869-808-879-104-1934-715-1738-1882s1134-2013 2192-2103c1059-89 1752 648 1909 1095 41 161-653 680-685 437-181-1073-1993-1101-2635-27-641 1075 605 1772 1664 1748z">
          <text:p/>
        </draw:path>
        <draw:path draw:style-name="gr2" draw:text-style-name="P1" draw:layer="layout" svg:width="0.903cm" svg:height="0.661cm" draw:transform="skewX (0.001221730476396) rotate (-2.15687788961459) translate (7.121473476561cm 3.322688890543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2cm" svg:height="0.661cm" draw:transform="skewX (0.00122173047639599) rotate (-2.1556561591382) translate (3.73279065192701cm 7.42129583316121cm)" svg:viewBox="0 0 903 662" svg:d="M527 644c137-64 329-219 367-367 35-139-27-185-184-243-155-57-351-32-459-4-276 72-309 187-173 370 136 182 313 309 449 244z">
          <text:p/>
        </draw:path>
        <draw:path draw:style-name="gr3" draw:text-style-name="P1" draw:layer="layout" svg:width="1.188cm" svg:height="1.68cm" draw:transform="skewX (0.000698131700797736) rotate (-0.386415896391545) translate (4.29547995577219cm 0.2364093638744cm)" svg:viewBox="0 0 1189 1681" svg:d="M1189 231c-14 217-347 1111-888 1438-165 101-429-443-229-661 200-219 458-766 472-927 15-161 659-67 645 150z">
          <text:p/>
        </draw:path>
        <draw:path draw:style-name="gr2" draw:text-style-name="P1" draw:layer="layout" svg:width="0.835cm" svg:height="0.55cm" draw:transform="rotate (-2.1561797579138) translate (4.49398763473589cm 1.3188409679315cm)" svg:viewBox="0 0 836 551" svg:d="M434 549c171-16 339-143 390-250 50-109-64-201-193-255-130-52-268-66-432 3-162 69-262 182-153 322 109 138 217 195 388 180z">
          <text:p/>
        </draw:path>
        <draw:path draw:style-name="gr3" draw:text-style-name="P1" draw:layer="layout" svg:width="1.34cm" svg:height="1.567cm" draw:transform="rotate (0.724486172502846) translate (4.69171468622961cm 0.931360874284198cm)" svg:viewBox="0 0 1341 1568" svg:d="M0 245c-3 172 126 829 562 1268 203 183 932-128 750-331-417-464-427-971-434-1122-6-152-875 13-878 185z">
          <text:p/>
        </draw:path>
        <draw:path draw:style-name="gr2" draw:text-style-name="P1" draw:layer="layout" svg:width="0.902cm" svg:height="0.661cm" draw:transform="rotate (-2.15687788961459) translate (5.56745781206569cm 0.51062810846250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835cm" svg:height="0.55cm" draw:transform="rotate (-2.15705242253979) translate (6.73916917510429cm 1.112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43:12.069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